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Roboto, SegoeUI, 'Segoe UI', 'Helvetica Neue', Helvetica, 'Microsoft YaHei', 'Meiryo UI', Meiryo, 'Arial Unicode MS', sans-serif"/>
  </office:font-face-decls>
  <office:automatic-styles>
    <style:style style:name="P1" style:family="paragraph" style:parent-style-name="Heading_20_1">
      <style:paragraph-properties fo:margin-top="0.635cm" fo:margin-bottom="0.141cm" style:contextual-spacing="false" fo:keep-together="always" fo:keep-with-next="always"/>
    </style:style>
    <style:style style:name="P2" style:family="paragraph" style:parent-style-name="Heading_20_2">
      <style:paragraph-properties fo:margin-top="0.282cm" fo:margin-bottom="0.141cm" style:contextual-spacing="false" fo:keep-together="always" fo:keep-with-next="always"/>
    </style:style>
    <style:style style:name="P3" style:family="paragraph" style:parent-style-name="Heading_20_3">
      <style:paragraph-properties fo:margin-top="0.494cm" fo:margin-bottom="0.494cm" style:contextual-spacing="false"/>
    </style:style>
    <style:style style:name="P4" style:family="paragraph" style:parent-style-name="Normal_20__28_Web_29_">
      <style:paragraph-properties fo:margin-top="0.494cm" fo:margin-bottom="0.494cm" style:contextual-spacing="false"/>
    </style:style>
    <style:style style:name="P5" style:family="paragraph" style:parent-style-name="Normal_20__28_Web_29_">
      <style:paragraph-properties fo:margin-top="0.494cm" fo:margin-bottom="0.494cm" style:contextual-spacing="false"/>
      <style:text-properties officeooo:paragraph-rsid="00194f18"/>
    </style:style>
    <style:style style:name="P6" style:family="paragraph" style:parent-style-name="Normal_20__28_Web_29_">
      <style:paragraph-properties fo:margin-top="0.494cm" fo:margin-bottom="0.494cm" style:contextual-spacing="false"/>
      <style:text-properties officeooo:paragraph-rsid="001b406a"/>
    </style:style>
    <style:style style:name="P7" style:family="paragraph" style:parent-style-name="Text_20_body">
      <style:paragraph-properties fo:margin-left="0cm" fo:margin-right="0cm" fo:margin-top="0.254cm" fo:margin-bottom="0cm" style:contextual-spacing="false" fo:orphans="2" fo:widows="2" fo:text-indent="0cm" style:auto-text-indent="false" fo:padding="0cm" fo:border="none"/>
      <style:text-properties fo:font-variant="normal" fo:text-transform="none" fo:color="#111111" loext:opacity="100%" style:font-name="apple-system" fo:font-size="9.60000038146973pt" fo:letter-spacing="normal" fo:font-style="normal" fo:font-weight="normal"/>
    </style:style>
    <style:style style:name="P8" style:family="paragraph" style:parent-style-name="Text_20_body" style:list-style-name="L1">
      <style:paragraph-properties fo:margin-left="0cm" fo:margin-right="0cm" fo:margin-top="0.254cm" fo:margin-bottom="0cm" style:contextual-spacing="false" fo:orphans="2" fo:widows="2" fo:text-indent="0cm" style:auto-text-indent="false" fo:padding="0cm" fo:border="none"/>
    </style:style>
    <style:style style:name="P9" style:family="paragraph" style:parent-style-name="Text_20_body" style:list-style-name="L1">
      <style:paragraph-properties fo:margin-top="0.254cm" fo:margin-bottom="0cm" style:contextual-spacing="false" fo:orphans="2" fo:widows="2" fo:padding="0cm" fo:border="none"/>
    </style:style>
    <style:style style:name="P10" style:family="paragraph" style:parent-style-name="Text_20_body" style:list-style-name="L2">
      <style:paragraph-properties fo:margin-left="0cm" fo:margin-right="0cm" fo:margin-top="0.254cm" fo:margin-bottom="0cm" style:contextual-spacing="false" fo:text-indent="0cm" style:auto-text-indent="false" fo:padding="0cm" fo:border="none"/>
    </style:style>
    <style:style style:name="P11" style:family="paragraph" style:parent-style-name="Text_20_body" style:list-style-name="L2">
      <style:paragraph-properties fo:margin-top="0.254cm" fo:margin-bottom="0cm" style:contextual-spacing="false" fo:padding="0cm" fo:border="none"/>
    </style:style>
    <style:style style:name="T1" style:family="text">
      <style:text-properties fo:color="#0f4761" loext:opacity="100%" style:font-name="Arial" fo:font-size="20pt" fo:language="en" fo:country="US" fo:font-weight="normal" style:letter-kerning="false" style:font-name-asian="Times New Roman1" style:font-size-asian="20pt" style:font-weight-asian="normal" style:font-name-complex="Arial1" style:font-size-complex="20pt" style:font-weight-complex="normal"/>
    </style:style>
    <style:style style:name="T2" style:family="text">
      <style:text-properties fo:color="#0f4761" loext:opacity="100%" style:font-name="Arial" fo:font-size="16pt" fo:language="en" fo:country="US" fo:font-weight="normal" style:font-name-asian="Times New Roman1" style:font-size-asian="16pt" style:font-weight-asian="normal" style:font-name-complex="Arial1" style:font-size-complex="16pt" style:font-weight-complex="normal"/>
    </style:style>
    <style:style style:name="T3" style:family="text">
      <style:text-properties style:font-name="Arial" fo:language="en" fo:country="US" style:font-name-complex="Arial1"/>
    </style:style>
    <style:style style:name="T4" style:family="text">
      <style:text-properties style:font-name="Arial" fo:language="en" fo:country="US" officeooo:rsid="00194f18" style:font-name-complex="Arial1"/>
    </style:style>
    <style:style style:name="T5" style:family="text">
      <style:text-properties style:font-name="Arial" fo:language="en" fo:country="US" officeooo:rsid="001b406a" style:font-name-complex="Arial1"/>
    </style:style>
    <style:style style:name="T6" style:family="text">
      <style:text-properties style:font-name="Arial" fo:language="en" fo:country="US" style:font-name-complex="Arial1" loext:padding="0cm" loext:border="none"/>
    </style:style>
    <style:style style:name="T7" style:family="text">
      <style:text-properties style:font-name="Arial" fo:language="en" fo:country="US" officeooo:rsid="001c1101" style:font-name-complex="Arial1"/>
    </style:style>
    <style:style style:name="T8" style:family="text">
      <style:text-properties style:font-name="Arial" fo:language="en" fo:country="US" style:font-name-asian="Times New Roman1" style:font-name-complex="Arial1"/>
    </style:style>
    <style:style style:name="T9" style:family="text">
      <style:text-properties style:font-name="Arial" fo:font-size="12pt" fo:language="en" fo:country="US" officeooo:rsid="00194f18" style:font-name-asian="F" style:font-size-asian="12pt" style:font-name-complex="Arial1" style:font-size-complex="12pt"/>
    </style:style>
    <style:style style:name="T10" style:family="text">
      <style:text-properties fo:font-variant="normal" fo:text-transform="none" fo:color="#111111" loext:opacity="100%" style:font-name="Arial" fo:letter-spacing="normal" fo:language="en" fo:country="US" style:font-name-complex="Arial1"/>
    </style:style>
    <style:style style:name="T11" style:family="text">
      <style:text-properties fo:font-variant="normal" fo:text-transform="none" fo:color="#111111" loext:opacity="100%" style:font-name="Arial" fo:font-size="9.60000038146973pt" fo:letter-spacing="normal" fo:language="en" fo:country="US" fo:font-style="normal" fo:font-weight="normal" style:font-name-complex="Arial1"/>
    </style:style>
    <style:style style:name="T12" style:family="text">
      <style:text-properties fo:font-variant="normal" fo:text-transform="none" fo:color="#111111" loext:opacity="100%" style:font-name="apple-system" fo:font-size="9.60000038146973pt" fo:letter-spacing="normal" fo:language="en" fo:country="US" fo:font-style="normal" fo:font-weight="normal" style:font-name-complex="Arial1"/>
    </style:style>
    <style:style style:name="T13" style:family="text">
      <style:text-properties fo:font-variant="normal" fo:text-transform="none" fo:color="#111111" loext:opacity="100%" style:font-name="apple-system" fo:font-size="9.60000038146973pt" fo:letter-spacing="normal" fo:language="en" fo:country="US" fo:font-style="normal" fo:font-weight="normal" officeooo:rsid="001b406a" style:font-name-complex="Arial1"/>
    </style:style>
    <style:style style:name="T14" style:family="text">
      <style:text-properties fo:font-variant="normal" fo:text-transform="none" fo:color="#111111" loext:opacity="100%" style:font-name="apple-system" fo:font-size="9.60000038146973pt" fo:letter-spacing="normal" fo:font-style="normal" fo:font-weight="normal"/>
    </style:style>
    <style:style style:name="T15" style:family="text">
      <style:text-properties loext:padding="0cm" loext:border="none"/>
    </style:style>
    <style:style style:name="T16" style:family="text">
      <style:text-properties fo:background-color="transparent" loext:char-shading-value="0" loext:padding="0cm" loext:border="none"/>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Project: Summarizing and Analyzing Research Papers</text:span></text:h>
      <text:h text:style-name="P2" text:outline-level="2"><text:span text:style-name="T2">Submission Template</text:span></text:h>
      <text:p text:style-name="P4"><text:span text:style-name="Strong"><text:span text:style-name="T3">Learner Name</text:span></text:span><text:span text:style-name="T3">: [ </text:span><text:span text:style-name="T4">Adarsh Shrivastava </text:span><text:span text:style-name="T3">]</text:span></text:p>
      <text:p text:style-name="P4"><text:span text:style-name="Strong"><text:span text:style-name="T3">Learner Email</text:span></text:span><text:span text:style-name="T3">: [</text:span><text:span text:style-name="T4">adarshshrivastava7987@gmail.com</text:span><text:span text:style-name="T3">]</text:span></text:p>
      <text:p text:style-name="P4"><text:span text:style-name="Strong"><text:span text:style-name="T3">Topic</text:span></text:span><text:span text:style-name="T3">: [</text:span><text:span text:style-name="T9">Engineering</text:span><text:span text:style-name="T3">]</text:span></text:p>
      <text:p text:style-name="P4"><text:span text:style-name="Strong"><text:span text:style-name="T3">Research Paper</text:span></text:span><text:span text:style-name="T3">: [ Reference-</text:span><text:span text:style-name="T7">copilot.microsoft.com</text:span><text:span text:style-name="T3">]</text:span></text:p>
      <text:h text:style-name="P3" text:outline-level="3"><text:span text:style-name="T8">Initial Prompt</text:span></text:h>
      <text:p text:style-name="P5"><text:span text:style-name="Strong"><text:span text:style-name="T3">Description (50 words max)</text:span></text:span><text:span text:style-name="T3">: </text:span><text:span text:style-name="T12">Create a research paper on the topic of engineering, including sections such as the abstract, introduction, literature review, methodology, results, discussion, conclusion, references, and appendix. The paper should focus on innovations and challenges in modern engineering, providing a comprehensive overview of the subject.</text:span><text:span text:style-name="T3"> </text:span></text:p>
      <text:p text:style-name="P4"><text:span text:style-name="Strong"><text:span text:style-name="T3">Generated Summary (100 words max)</text:span></text:span><text:span text:style-name="T3">: </text:span><text:span text:style-name="T12">This research paper explores the innovations and challenges in modern engineering. It includes sections such as the abstract, introduction, literature review, methodology, results, discussion, conclusion, references, and appendix. The paper aims to provide a comprehensive overview of the subject, highlighting the importance of engineering in modern society, recent advancements, key studies, research methods, findings, and their implications. It concludes with recommendations for future research and practical applications, emphasizing the significance of the findings in advancing the field of engineering.</text:span><text:span text:style-name="T3"> </text:span></text:p>
      <text:h text:style-name="P3" text:outline-level="3"><text:span text:style-name="T8">Iteration 1</text:span></text:h>
      <text:p text:style-name="P5"><text:span text:style-name="Strong"><text:span text:style-name="T3">Description (50 words max)</text:span></text:span><text:span text:style-name="T3">: </text:span><text:span text:style-name="T12">Provided a structured outline for a research paper on engineering, focusing on innovations and challenges. The outline includes sections such as the abstract, introduction, literature review, methodology, results, discussion, conclusion, references, and appendix, with detailed guidance on what to include in each section.</text:span><text:span text:style-name="T3"> </text:span></text:p>
      <text:p text:style-name="P5"><text:span text:style-name="Strong"><text:span text:style-name="T3">Generated Summary (100 words max)</text:span></text:span><text:span text:style-name="T3">: </text:span><text:span text:style-name="T12">The initial iteration provided a structured outline for a research paper on engineering, focusing on innovations and challenges. The outline includes sections such as the abstract, introduction, literature review, methodology, results, discussion, conclusion, references, and appendix. Each section is detailed with guidance on what to include, aiming to help the writer create a comprehensive and well-organized paper. The paper emphasizes the importance of engineering in modern society, recent advancements, key studies, research methods, findings, and their implications, concluding with recommendations for future research and practical applications.</text:span><text:span text:style-name="T3"> </text:span></text:p>
      <text:h text:style-name="P3" text:outline-level="3"><text:span text:style-name="T8">Iteration 2</text:span></text:h>
      <text:p text:style-name="P6"><text:span text:style-name="Strong"><text:span text:style-name="T3">Description (50 words max)</text:span></text:span><text:span text:style-name="T3">: </text:span><text:span text:style-name="T12">In my second iteration, I refined the model’s architecture, enhancing its ability to process complex data patterns. By integrating advanced feature engineering techniques and optimizing hyperparameters, I achieved improved accuracy and efficiency. This iteration demonstrates </text:span><text:soft-page-break/><text:span text:style-name="T12">significant progress in predictive performance and computational speed, paving the way for more robust AI solutions.</text:span><text:span text:style-name="T3"> </text:span></text:p>
      <text:p text:style-name="P4"><text:span text:style-name="Strong"><text:span text:style-name="T3">Generated Summary (100 words max)</text:span></text:span><text:span text:style-name="T3">: </text:span><text:span text:style-name="T12">In the second iteration, the model’s architecture was refined to enhance its ability to process complex data patterns. By integrating advanced feature engineering techniques and optimizing hyper</text:span><text:span text:style-name="T13"> </text:span><text:span text:style-name="T12">parameters, the iteration achieved improved accuracy and efficiency. This progress in predictive performance and computational speed demonstrates significant advancements, paving the way for more robust AI solutions.</text:span><text:span text:style-name="T3"> </text:span></text:p>
      <text:h text:style-name="P3" text:outline-level="3"><text:span text:style-name="T8">Final Prompt</text:span></text:h>
      <text:p text:style-name="P6"><text:span text:style-name="Strong"><text:span text:style-name="T3">Description (50 words max)</text:span></text:span><text:span text:style-name="T3">: </text:span><text:span text:style-name="T12">In the final version of the prompt, the model’s architecture was optimized to enhance data processing capabilities. Advanced feature engineering techniques and hyper parameter tuning were employed, resulting in improved accuracy and efficiency. This iteration showcases significant advancements in predictive performance and computational speed, paving the way for robust AI solutions.</text:span></text:p>
      <text:p text:style-name="P6"><text:span text:style-name="Strong"><text:span text:style-name="T3">Generated Summary (100 words max)</text:span></text:span><text:span text:style-name="T3">: </text:span><text:span text:style-name="T12">In the final iteration, the model’s architecture was optimized to enhance data processing capabilities. Advanced feature engineering techniques and hyper parameter tuning were employed, resulting in improved accuracy and efficiency. This iteration showcases significant advancements in predictive performance and computational speed, paving the way for robust AI solutions. The refined model demonstrates a notable improvement in handling complex data patterns, making it a valuable tool for various applications in artificial intelligence and machine learning.</text:span></text:p>
      <text:h text:style-name="P3" text:outline-level="3"><text:span text:style-name="T8">Insights and Applications</text:span></text:h>
      <text:p text:style-name="P6"><text:span text:style-name="Strong"><text:span text:style-name="T3">Key Insights (150 words max)</text:span></text:span><text:span text:style-name="T3">: </text:span><text:span text:style-name="T11">The research paper highlights several key insights:</text:span></text:p>
      <text:list xml:id="list3046967629" text:style-name="L1">
        <text:list-item>
          <text:p text:style-name="P8"><text:span text:style-name="Strong_20_Emphasis"><text:span text:style-name="T14">Enhanced Data Processing</text:span></text:span><text:span text:style-name="T14">: The refined model architecture significantly improves the ability to process complex data patterns.</text:span></text:p>
        </text:list-item>
        <text:list-item>
          <text:p text:style-name="P9"><text:span text:style-name="Strong_20_Emphasis"><text:span text:style-name="T14">Advanced Feature Engineering</text:span></text:span><text:span text:style-name="T14">: The integration of advanced feature engineering techniques contributes to higher accuracy and efficiency.</text:span></text:p>
        </text:list-item>
        <text:list-item>
          <text:p text:style-name="P9"><text:span text:style-name="Strong_20_Emphasis"><text:span text:style-name="T14">Optimized Hyperparameters</text:span></text:span><text:span text:style-name="T14">: Fine-tuning hyperparameters plays a crucial role in boosting predictive performance and computational speed.</text:span></text:p>
        </text:list-item>
        <text:list-item>
          <text:p text:style-name="P9"><text:span text:style-name="Strong_20_Emphasis"><text:span text:style-name="T14">Robust AI Solutions</text:span></text:span><text:span text:style-name="T14">: The advancements pave the way for more robust AI solutions, capable of handling diverse and intricate tasks.</text:span></text:p>
        </text:list-item>
      </text:list>
      <text:p text:style-name="P6"><text:span text:style-name="Strong"><text:span text:style-name="T3">Potential Applications (150 words max)</text:span></text:span><text:span text:style-name="T3">: </text:span><text:span text:style-name="T6">The findings from this research have several potential applications:</text:span></text:p>
      <text:list xml:id="list4208596700" text:style-name="L2">
        <text:list-item>
          <text:p text:style-name="P10"><text:span text:style-name="Strong_20_Emphasis"><text:span text:style-name="T15">Predictive Analytics</text:span></text:span><text:span text:style-name="T15">: Enhanced models can be used in various industries for more accurate predictive analytics, such as finance, healthcare, and marketing.</text:span></text:p>
        </text:list-item>
        <text:list-item>
          <text:p text:style-name="P11"><text:span text:style-name="Strong_20_Emphasis"><text:span text:style-name="T15">Automation</text:span></text:span><text:span text:style-name="T15">: Improved AI solutions can automate complex processes, increasing efficiency and reducing human error.</text:span></text:p>
        </text:list-item>
        <text:list-item>
          <text:p text:style-name="P11"><text:span text:style-name="Strong_20_Emphasis"><text:span text:style-name="T15">Personalized Recommendations</text:span></text:span><text:span text:style-name="T15">: The refined model can enhance recommendation systems, providing more personalized and relevant suggestions to users.</text:span></text:p>
        </text:list-item>
        <text:list-item>
          <text:p text:style-name="P11"><text:soft-page-break/><text:span text:style-name="Strong_20_Emphasis"><text:span text:style-name="T15">Scientific Research</text:span></text:span><text:span text:style-name="T15">: The advancements can aid in scientific research by providing more precise data analysis and predictions.</text:span></text:p>
        </text:list-item>
      </text:list>
      <text:h text:style-name="P3" text:outline-level="3"><text:span text:style-name="T8">Evaluation</text:span></text:h>
      <text:p text:style-name="P6"><text:span text:style-name="Strong"><text:span text:style-name="T3">Clarity (50 words max)</text:span></text:span><text:span text:style-name="T3">: </text:span><text:span text:style-name="T12">The final summary and insights are clear and concise, effectively conveying the main points without unnecessary complexity.</text:span></text:p>
      <text:p text:style-name="P6"><text:span text:style-name="Strong"><text:span text:style-name="T3">Accuracy (50 words max)</text:span></text:span><text:span text:style-name="T3">: </text:span><text:span text:style-name="T12">The final summary and insights are accurate, reflecting the key findings and conclusions of the research paper.</text:span><text:span text:style-name="T3"> </text:span></text:p>
      <text:p text:style-name="P4"><text:span text:style-name="Strong"><text:span text:style-name="T3">Relevance (50 words max)</text:span></text:span><text:span text:style-name="T3">: </text:span><text:span text:style-name="T12">The insights and applications are highly relevant, directly addressing the core topics and practical implications of the research.</text:span><text:span text:style-name="T3"> </text:span></text:p>
      <text:h text:style-name="P3" text:outline-level="3"><text:span text:style-name="T8">Reflection</text:span></text:h>
      <text:p text:style-name="P6"><text:span text:style-name="Strong"><text:span text:style-name="T3">(250 words max)</text:span></text:span><text:span text:style-name="T3">:</text:span></text:p>
      <text:p text:style-name="P6"><text:span text:style-name="T11">My journey through the “Programming for Everybody (Getting Started with Python)” course by the University of Michigan has been both enlightening and challenging. Initially, I was apprehensive about diving into programming, but the course’s structured approach and clear explanations helped ease my fears.</text:span></text:p>
      <text:p text:style-name="P7">One of the significant challenges I faced was understanding the syntax and logic of Python. There were moments when debugging errors felt overwhelming. However, these challenges turned into valuable learning experiences. Each error taught me to pay attention to detail and think critically about my code.</text:p>
      <text:p text:style-name="P7">A major insight I gained is the importance of practice and persistence. Regular coding exercises and assignments reinforced my understanding and built my confidence. I also realized the value of community support. Engaging with peers in discussion forums provided different perspectives and solutions to common problems.</text:p>
      <text:p text:style-name="P7">This course has not only equipped me with fundamental programming skills but also instilled a mindset of continuous learning. I now feel more confident in tackling more advanced topics and applying my knowledge to real-world projects. The experience has ignited a passion for coding, and I am excited to continue this journey, exploring new technologies and expanding my skill set.</text:p>
      <text:p text:style-name="P4"><text:span text:style-name="T3"/></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Roboto, SegoeUI, 'Segoe UI', 'Helvetica Neue', Helvetica, 'Microsoft YaHei', 'Meiryo UI', Meiryo, 'Arial Unicode M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IN"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IN"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style:writing-mode="lr-tb"/>
      <style:text-properties fo:font-size="12pt" style:font-name-asian="F"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Standard" style:default-outline-level="1" style:list-style-name="" style:class="text">
      <style:paragraph-properties fo:margin-top="0.494cm" fo:margin-bottom="0.494cm" style:contextual-spacing="false"/>
      <style:text-properties fo:color="#333333" loext:opacity="100%"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default-outline-level="2" style:list-style-name="" style:class="text">
      <style:paragraph-properties fo:margin-top="0.494cm" fo:margin-bottom="0.494cm" style:contextual-spacing="false"/>
      <style:text-properties fo:color="#333333" loext:opacity="100%" fo:font-size="18pt" fo:font-weight="bold" style:font-size-asian="18pt" style:font-weight-asian="bold" style:font-size-complex="18pt" style:font-weight-complex="bold"/>
    </style:style>
    <style:style style:name="Heading_20_3" style:display-name="Heading 3" style:family="paragraph" style:parent-style-name="Standard" style:default-outline-level="3" style:list-style-name="" style:class="text">
      <style:paragraph-properties fo:margin-top="0.494cm" fo:margin-bottom="0.494cm" style:contextual-spacing="false"/>
      <style:text-properties fo:color="#333333" loext:opacity="100%" fo:font-size="13.5pt" fo:font-weight="bold" style:font-size-asian="13.5pt" style:font-weight-asian="bold" style:font-size-complex="13.5pt" style:font-weight-complex="bold"/>
    </style:style>
    <style:style style:name="Heading_20_4" style:display-name="Heading 4" style:family="paragraph" style:parent-style-name="Standard" style:default-outline-level="4" style:list-style-name="" style:class="text">
      <style:paragraph-properties fo:margin-top="0.494cm" fo:margin-bottom="0.494cm" style:contextual-spacing="false"/>
      <style:text-properties fo:color="#333333" loext:opacity="100%" fo:font-weight="bold" style:font-weight-asian="bold" style:font-weight-complex="bold"/>
    </style:style>
    <style:style style:name="Heading_20_5" style:display-name="Heading 5" style:family="paragraph" style:parent-style-name="Standard" style:default-outline-level="5" style:list-style-name="" style:class="text">
      <style:paragraph-properties fo:margin-top="0.494cm" fo:margin-bottom="0.494cm" style:contextual-spacing="false"/>
      <style:text-properties fo:color="#333333" loext:opacity="100%" fo:font-size="10pt" fo:font-weight="bold" style:font-size-asian="10pt" style:font-weight-asian="bold" style:font-size-complex="10pt" style:font-weight-complex="bold"/>
    </style:style>
    <style:style style:name="Heading_20_6" style:display-name="Heading 6" style:family="paragraph" style:parent-style-name="Standard" style:default-outline-level="6" style:list-style-name="" style:class="text">
      <style:paragraph-properties fo:margin-top="0.494cm" fo:margin-bottom="0.494cm" style:contextual-spacing="false"/>
      <style:text-properties fo:color="#333333" loext:opacity="100%" fo:font-size="7.5pt" fo:font-weight="bold" style:font-size-asian="7.5pt" style:font-weight-asian="bold" style:font-size-complex="7.5pt" style:font-weight-complex="bold"/>
    </style:style>
    <style:style style:name="msonormal" style:family="paragraph" style:parent-style-name="Standard" style:default-outline-level="">
      <style:paragraph-properties fo:margin-top="0.494cm" fo:margin-bottom="0.494cm" style:contextual-spacing="false"/>
    </style:style>
    <style:style style:name="container" style:family="paragraph" style:parent-style-name="Standard" style:default-outline-level="">
      <style:paragraph-properties fo:margin-top="0.494cm" fo:margin-bottom="0.494cm" style:contextual-spacing="false"/>
    </style:style>
    <style:style style:name="section" style:family="paragraph" style:parent-style-name="Standard" style:default-outline-level="">
      <style:paragraph-properties fo:margin-top="0.494cm" fo:margin-bottom="0.529cm" style:contextual-spacing="false"/>
    </style:style>
    <style:style style:name="Normal_20__28_Web_29_" style:display-name="Normal (Web)" style:family="paragraph" style:parent-style-name="Standard" style:default-outline-level="">
      <style:paragraph-properties fo:margin-top="0.494cm" fo:margin-bottom="0.494cm" style:contextual-spacing="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style:font-name="Aptos" fo:font-family="Aptos"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style:font-name="Aptos" fo:font-family="Aptos"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eading_20_5_20_Char" style:display-name="Heading 5 Char" style:family="text" style:parent-style-name="Default_20_Paragraph_20_Font">
      <style:text-properties fo:color="#0f4761" loext:opacity="100%" style:font-name="Aptos" fo:font-family="Aptos"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6_20_Char" style:display-name="Heading 6 Char" style:family="text" style:parent-style-name="Default_20_Paragraph_20_Font">
      <style:text-properties fo:color="#595959" loext:opacity="100%" style:font-name="Aptos" fo:font-family="Aptos"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F"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family-generic="roman"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family-generic="roman"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family-generic="roman"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family-generic="roman"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family-generic="roman"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family-generic="roman"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family-generic="roman"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family-generic="roman"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family-generic="roman"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family-generic="roman"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family-generic="roman"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family-generic="roman"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number text:level="3" loext:num-list-format="%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ummarizing and Analyzing Research Papers Project</dc:title>
    <meta:initial-creator>Vikas Gupta</meta:initial-creator>
    <meta:editing-cycles>4</meta:editing-cycles>
    <meta:creation-date>2024-08-11T10:13:00</meta:creation-date>
    <dc:date>2024-08-24T11:27:52.660000000</dc:date>
    <meta:editing-duration>PT20M14S</meta:editing-duration>
    <meta:generator>LibreOffice/7.2.1.2$Windows_X86_64 LibreOffice_project/87b77fad49947c1441b67c559c339af8f3517e22</meta:generator>
    <meta:document-statistic meta:table-count="0" meta:image-count="0" meta:object-count="0" meta:page-count="3" meta:paragraph-count="39" meta:word-count="985" meta:character-count="7270" meta:non-whitespace-character-count="6324"/>
    <meta:user-defined meta:name="AppVersion">16.0000</meta:user-defined>
    <meta:template xlink:type="simple" xlink:actuate="onRequest" xlink:title="Normal.dotm" xlink:href=""/>
  </office:meta>
</office:document-meta>
</file>